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size="10pt" officeooo:rsid="000bbaeb" officeooo:paragraph-rsid="000bbaeb" style:font-size-asian="10pt" style:font-size-complex="10pt"/>
    </style:style>
    <style:style style:name="P2" style:family="paragraph" style:parent-style-name="Standard">
      <style:text-properties style:font-name="Nimbus Roman No9 L" fo:font-size="10pt" officeooo:rsid="000bbaeb" officeooo:paragraph-rsid="000cd426" style:font-size-asian="10pt" style:font-size-complex="10pt"/>
    </style:style>
    <style:style style:name="P3" style:family="paragraph" style:parent-style-name="Standard">
      <style:text-properties style:font-name="Nimbus Roman No9 L" fo:font-size="10pt" officeooo:rsid="000cd426" officeooo:paragraph-rsid="000cd426" style:font-size-asian="10pt" style:font-size-complex="10pt"/>
    </style:style>
    <style:style style:name="P4" style:family="paragraph" style:parent-style-name="Standard">
      <style:text-properties style:font-name="Nimbus Roman No9 L" fo:font-size="10pt" officeooo:rsid="000eb0b7" officeooo:paragraph-rsid="000eb0b7" style:font-size-asian="10pt" style:font-size-complex="10pt"/>
    </style:style>
    <style:style style:name="P5" style:family="paragraph" style:parent-style-name="Standard">
      <style:text-properties style:font-name="Nimbus Roman No9 L" fo:font-size="10pt" officeooo:paragraph-rsid="000eb0b7" style:font-size-asian="10pt" style:font-size-complex="10pt"/>
    </style:style>
    <style:style style:name="P6" style:family="paragraph" style:parent-style-name="Standard">
      <style:text-properties style:font-name="Nimbus Roman No9 L" fo:font-size="10pt" style:text-underline-style="solid" style:text-underline-width="auto" style:text-underline-color="font-color" fo:font-weight="bold" officeooo:rsid="000eb0b7" officeooo:paragraph-rsid="000eb0b7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Nimbus Roman No9 L" fo:font-size="10pt" style:text-underline-style="solid" style:text-underline-width="auto" style:text-underline-color="font-color" officeooo:rsid="000bbaeb" officeooo:paragraph-rsid="000bbaeb" style:font-size-asian="10pt" style:font-size-complex="10pt"/>
    </style:style>
    <style:style style:name="P8" style:family="paragraph" style:parent-style-name="Standard">
      <style:text-properties style:font-name="Nimbus Roman No9 L" fo:font-size="10pt" style:text-underline-style="solid" style:text-underline-width="auto" style:text-underline-color="font-color" officeooo:rsid="000cd426" officeooo:paragraph-rsid="000cd426" style:font-size-asian="10pt" style:font-size-complex="10pt"/>
    </style:style>
    <style:style style:name="P9" style:family="paragraph" style:parent-style-name="Standard">
      <style:text-properties style:font-name="Nimbus Roman No9 L" fo:font-size="10pt" style:text-underline-style="solid" style:text-underline-width="auto" style:text-underline-color="font-color" officeooo:rsid="000eb0b7" officeooo:paragraph-rsid="000eb0b7" style:font-size-asian="10pt" style:font-size-complex="10pt"/>
    </style:style>
    <style:style style:name="P10" style:family="paragraph" style:parent-style-name="Standard">
      <style:text-properties style:font-name="Nimbus Roman No9 L" fo:font-size="10pt" style:text-underline-style="solid" style:text-underline-width="auto" style:text-underline-color="font-color" officeooo:paragraph-rsid="000eb0b7" style:font-size-asian="10pt" style:font-size-complex="10pt"/>
    </style:style>
    <style:style style:name="P11" style:family="paragraph" style:parent-style-name="Standard">
      <style:text-properties style:font-name="Nimbus Roman No9 L" fo:font-size="9pt" officeooo:rsid="000bbaeb" officeooo:paragraph-rsid="000bbaeb" style:font-size-asian="9pt" style:font-size-complex="9pt"/>
    </style:style>
    <style:style style:name="P12" style:family="paragraph" style:parent-style-name="Standard">
      <style:text-properties style:font-name="Nimbus Roman No9 L" fo:font-size="9pt" officeooo:rsid="000bbaeb" officeooo:paragraph-rsid="000cd426" style:font-size-asian="9pt" style:font-size-complex="9pt"/>
    </style:style>
    <style:style style:name="P13" style:family="paragraph" style:parent-style-name="Standard">
      <style:text-properties style:font-name="Nimbus Roman No9 L" fo:font-size="9pt" officeooo:rsid="000cd426" officeooo:paragraph-rsid="000cd426" style:font-size-asian="9pt" style:font-size-complex="9pt"/>
    </style:style>
    <style:style style:name="P14" style:family="paragraph" style:parent-style-name="Standard">
      <style:text-properties style:font-name="Nimbus Roman No9 L" fo:font-size="9pt" officeooo:rsid="000eb0b7" officeooo:paragraph-rsid="000eb0b7" style:font-size-asian="9pt" style:font-size-complex="9pt"/>
    </style:style>
    <style:style style:name="P15" style:family="paragraph" style:parent-style-name="Standard">
      <style:text-properties style:font-name="Nimbus Roman No9 L" fo:font-size="8pt" officeooo:rsid="000cd426" officeooo:paragraph-rsid="000cd426" style:font-size-asian="8pt" style:font-size-complex="8pt"/>
    </style:style>
    <style:style style:name="P16" style:family="paragraph" style:parent-style-name="Standard">
      <style:text-properties style:font-name="Nimbus Roman No9 L" fo:font-size="12pt" fo:font-weight="bold" officeooo:rsid="000bbaeb" officeooo:paragraph-rsid="000bbaeb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Nimbus Roman No9 L" fo:font-size="11pt" style:text-underline-style="solid" style:text-underline-width="auto" style:text-underline-color="font-color" fo:font-weight="bold" officeooo:rsid="000bbaeb" officeooo:paragraph-rsid="000bbaeb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Nimbus Roman No9 L" fo:font-size="11pt" style:text-underline-style="solid" style:text-underline-width="auto" style:text-underline-color="font-color" fo:font-weight="bold" officeooo:rsid="000cd426" officeooo:paragraph-rsid="000cd426" style:font-size-asian="11pt" style:font-weight-asian="bold" style:font-size-complex="11pt" style:font-weight-complex="bold"/>
    </style:style>
    <style:style style:name="P19" style:family="paragraph">
      <style:paragraph-properties fo:text-align="start"/>
      <style:text-properties style:text-line-through-style="none" style:text-line-through-type="none" style:font-name="Nimbus Sans L" fo:font-size="12pt" fo:font-style="normal" style:text-underline-style="none" fo:font-weight="normal"/>
    </style:style>
    <style:style style:name="T1" style:family="text">
      <style:text-properties officeooo:rsid="000cd426"/>
    </style:style>
    <style:style style:name="T2" style:family="text">
      <style:text-properties officeooo:rsid="000eb0b7"/>
    </style:style>
    <style:style style:name="T3" style:family="text">
      <style:text-properties fo:color="#253c87"/>
    </style:style>
    <style:style style:name="T4" style:family="text">
      <style:text-properties fo:color="#000000"/>
    </style:style>
    <style:style style:name="T5" style:family="text">
      <style:text-properties officeooo:rsid="001010d6"/>
    </style:style>
    <style:style style:name="T6" style:family="text">
      <style:text-properties officeooo:rsid="001114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2a2f" style:font-weight-asian="bold" style:font-weight-complex="bold"/>
    </style:style>
    <style:style style:name="T9" style:family="text">
      <style:text-properties officeooo:rsid="00112a2f"/>
    </style:style>
    <style:style style:name="T10" style:family="text">
      <style:text-properties fo:font-weight="normal" officeooo:rsid="00112a2f" style:font-weight-asian="normal" style:font-weight-complex="normal"/>
    </style:style>
    <style:style style:name="T11" style:family="text">
      <style:text-properties fo:font-style="italic" officeooo:rsid="00111475" style:font-style-asian="italic" style:font-style-complex="italic"/>
    </style:style>
    <style:style style:name="T12" style:family="text">
      <style:text-properties fo:font-style="italic" officeooo:rsid="000eb0b7" style:font-style-asian="italic" style:font-style-complex="itali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data-field="sdfsdfsdf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7" form:id="control7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0" form:id="control10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3" form:id="control13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4" form:id="control14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5" form:id="control1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6" form:id="control1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7" form:id="control17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8" form:id="control1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9" form:id="control1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0" form:id="control20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1" form:id="control2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2" form:id="control22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3" form:id="control2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4" form:id="control24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5" form:id="control2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6" form:id="control2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7" form:id="control27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8" form:id="control2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9" form:id="control29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0" form:id="control3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1" form:id="control3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2" form:id="control3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3" form:id="control3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4" form:id="control34" form:label="Check Box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5" form:id="control3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lacement Visit 1 Report</text:p>
      <text:p text:style-name="P1"><text:span text:style-name="T7">Placement Tutor:</text:span> Tracy Hall</text:p>
      <text:p text:style-name="P1"><text:span text:style-name="T7">Date of Visit : </text:span><text:span text:style-name="T10">20</text:span>/<text:span text:style-name="T9">04</text:span>/201<text:span text:style-name="T9">6</text:span></text:p>
      <text:p text:style-name="P1"/>
      <text:p text:style-name="P17">Student Interview</text:p>
      <text:p text:style-name="P7">Student Workplace Experience</text:p>
      <text:p text:style-name="P11"><draw:control text:anchor-type="as-char" draw:z-index="0" draw:name="Shape1" draw:style-name="gr1" draw:text-style-name="P19" svg:width="0.593cm" svg:height="0.53cm" draw:control="control1"/>The Student feels that they fit in well in the work environment and has experienced no significant difficulties.</text:p>
      <text:p text:style-name="P11"><draw:control text:anchor-type="as-char" draw:z-index="1" draw:name="Shape2" draw:style-name="gr1" draw:text-style-name="P19" svg:width="0.593cm" svg:height="0.41cm" draw:control="control2"/><text:span text:style-name="T1">Despite initial difficulties, the student feels they have adapted well to the work environment.</text:span></text:p>
      <text:p text:style-name="P12"><text:span text:style-name="T1"><draw:control text:anchor-type="as-char" draw:z-index="2" draw:name="Shape2" draw:style-name="gr1" draw:text-style-name="P19" svg:width="0.593cm" svg:height="0.41cm" draw:control="control3"/></text:span><text:span text:style-name="T1">The student feels that there are unresolved issues in their work environment.</text:span></text:p>
      <text:p text:style-name="P2"/>
      <text:p text:style-name="P8">Work Undertaken</text:p>
      <text:p text:style-name="P13"><draw:control text:anchor-type="as-char" draw:z-index="3" draw:name="Shape2" draw:style-name="gr1" draw:text-style-name="P19" svg:width="0.593cm" svg:height="0.41cm" draw:control="control4"/>The student feels that the work is entirely appropriate for the requirements of the work placement scheme.</text:p>
      <text:p text:style-name="P13"><draw:control text:anchor-type="as-char" draw:z-index="4" draw:name="Shape2" draw:style-name="gr1" draw:text-style-name="P19" svg:width="0.593cm" svg:height="0.41cm" draw:control="control5"/>Some issues have been identifiedby the student, but have been or can be resolved.</text:p>
      <text:p text:style-name="P13"><draw:control text:anchor-type="as-char" draw:z-index="5" draw:name="Shape2" draw:style-name="gr1" draw:text-style-name="P19" svg:width="0.593cm" svg:height="0.41cm" draw:control="control6"/>The student feels that the work is not appropriate for the requirements of the work placement scheme.</text:p>
      <text:p text:style-name="P3"/>
      <text:p text:style-name="P8">Objectives Agreed with the manager</text:p>
      <text:p text:style-name="P13"><draw:control text:anchor-type="as-char" draw:z-index="6" draw:name="Shape2" draw:style-name="gr1" draw:text-style-name="P19" svg:width="0.593cm" svg:height="0.41cm" draw:control="control7"/>The student believes that they are making good progress against the objectives.</text:p>
      <text:p text:style-name="P13"><draw:control text:anchor-type="as-char" draw:z-index="7" draw:name="Shape2" draw:style-name="gr1" draw:text-style-name="P19" svg:width="0.593cm" svg:height="0.41cm" draw:control="control8"/>The student feels they have made reasonable progress but has encountered some problems.</text:p>
      <text:p text:style-name="P13"><draw:control text:anchor-type="as-char" draw:z-index="8" draw:name="Shape2" draw:style-name="gr1" draw:text-style-name="P19" svg:width="0.593cm" svg:height="0.41cm" draw:control="control9"/>The student feels that they are making little progress against the objectives.</text:p>
      <text:p text:style-name="P3"/>
      <text:p text:style-name="P8">Learning Outcomes</text:p>
      <text:p text:style-name="P13"><draw:control text:anchor-type="as-char" draw:z-index="9" draw:name="Shape2" draw:style-name="gr1" draw:text-style-name="P19" svg:width="0.593cm" svg:height="0.41cm" draw:control="control10"/>The student understands the learning outcomes and is confident of achieving them.</text:p>
      <text:p text:style-name="P13"><draw:control text:anchor-type="as-char" draw:z-index="10" draw:name="Shape2" draw:style-name="gr1" draw:text-style-name="P19" svg:width="0.593cm" svg:height="0.41cm" draw:control="control11"/>The student understands the learning outcomes and has identified problems/potential problems in achieving them.</text:p>
      <text:p text:style-name="P13"><draw:control text:anchor-type="as-char" draw:z-index="11" draw:name="Shape2" draw:style-name="gr1" draw:text-style-name="P19" svg:width="0.593cm" svg:height="0.41cm" draw:control="control12"/>The student appears not to understand the learning outcomes.</text:p>
      <text:p text:style-name="P3"/>
      <text:p text:style-name="P8">Support for the student</text:p>
      <text:p text:style-name="P13"><draw:control text:anchor-type="as-char" draw:z-index="12" draw:name="Shape2" draw:style-name="gr1" draw:text-style-name="P19" svg:width="0.593cm" svg:height="0.41cm" draw:control="control13"/> <text:s text:c="3"/><draw:control text:anchor-type="as-char" draw:z-index="15" draw:name="Shape2" draw:style-name="gr1" draw:text-style-name="P19" svg:width="0.593cm" svg:height="0.41cm" draw:control="control16"/>The student feels that they have good support from the employer</text:p>
      <text:p text:style-name="P13"><draw:control text:anchor-type="as-char" draw:z-index="13" draw:name="Shape2" draw:style-name="gr1" draw:text-style-name="P19" svg:width="0.593cm" svg:height="0.41cm" draw:control="control14"/> <text:s text:c="3"/><draw:control text:anchor-type="as-char" draw:z-index="14" draw:name="Shape2" draw:style-name="gr1" draw:text-style-name="P19" svg:width="0.593cm" svg:height="0.41cm" draw:control="control15"/>The student feels that they have good support from the university.</text:p>
      <text:p text:style-name="P15">Yes <text:s text:c="6"/>No</text:p>
      <text:p text:style-name="P3"/>
      <text:p text:style-name="P8">Outlook</text:p>
      <text:p text:style-name="P13"><draw:control text:anchor-type="as-char" draw:z-index="16" draw:name="Shape2" draw:style-name="gr1" draw:text-style-name="P19" svg:width="0.593cm" svg:height="0.41cm" draw:control="control17"/>The student is satisfied with the plans for the remainder of the placement.</text:p>
      <text:p text:style-name="P13"><draw:control text:anchor-type="as-char" draw:z-index="17" draw:name="Shape2" draw:style-name="gr1" draw:text-style-name="P19" svg:width="0.593cm" svg:height="0.41cm" draw:control="control18"/>The student has some reservations about the plan for the placement, but through discussion and objectiv setting, the student feels that these can and will be resolved.</text:p>
      <text:p text:style-name="P13"><draw:control text:anchor-type="as-char" draw:z-index="18" draw:name="Shape2" draw:style-name="gr1" draw:text-style-name="P19" svg:width="0.593cm" svg:height="0.41cm" draw:control="control19"/>The student has some concerns or uncertainties around the plan for the rest of the placement.</text:p>
      <text:p text:style-name="P3"/>
      <text:p text:style-name="P18">Manager Interview</text:p>
      <text:p text:style-name="P3"><text:span text:style-name="T7">Name of Manager Interviewed:</text:span> <text:span text:style-name="T2">D</text:span>arren Perkins</text:p>
      <text:p text:style-name="P3"/>
      <text:p text:style-name="P8">Workload</text:p>
      <text:p text:style-name="P13"><draw:control text:anchor-type="as-char" draw:z-index="19" draw:name="Shape2" draw:style-name="gr1" draw:text-style-name="P19" svg:width="0.593cm" svg:height="0.41cm" draw:control="control20"/><text:span text:style-name="T5">The manager feels that a varied and stimulating workload is provided.</text:span></text:p>
      <text:p text:style-name="P13"><draw:control text:anchor-type="as-char" draw:z-index="20" draw:name="Shape2" draw:style-name="gr1" draw:text-style-name="P19" svg:width="0.593cm" svg:height="0.41cm" draw:control="control21"/><text:span text:style-name="T5">The manager feels that the workload could be more varied and stimulating.</text:span></text:p>
      <text:p text:style-name="P3"/>
      <text:p text:style-name="P9">Objectives and Learning outcomes</text:p>
      <text:p text:style-name="P14"><draw:control text:anchor-type="as-char" draw:z-index="21" draw:name="Shape2" draw:style-name="gr1" draw:text-style-name="P19" svg:width="0.593cm" svg:height="0.41cm" draw:control="control22"/><text:span text:style-name="T5">The manager has discussed and agreed the objectives and learning outcomes with the student.</text:span></text:p>
      <text:p text:style-name="P14"><draw:control text:anchor-type="as-char" draw:z-index="22" draw:name="Shape2" draw:style-name="gr1" draw:text-style-name="P19" svg:width="0.593cm" svg:height="0.41cm" draw:control="control23"/><text:span text:style-name="T5">The manager has not discussed and agreed the objectives and learning outcomes with the student.</text:span></text:p>
      <text:p text:style-name="P4"/>
      <text:p text:style-name="P9">Progress</text:p>
      <text:p text:style-name="P14"><draw:control text:anchor-type="as-char" draw:z-index="23" draw:name="Shape2" draw:style-name="gr1" draw:text-style-name="P19" svg:width="0.593cm" svg:height="0.41cm" draw:control="control24"/><text:span text:style-name="T5">The manager feels that the student has made good progress against the agreed objectives and learning objectives.</text:span></text:p>
      <text:p text:style-name="P14"><draw:control text:anchor-type="as-char" draw:z-index="24" draw:name="Shape2" draw:style-name="gr1" draw:text-style-name="P19" svg:width="0.593cm" svg:height="0.41cm" draw:control="control25"/><text:span text:style-name="T5">The manager feels that the student has made reasonable progress against the agreed objectibes and learning outcomes.</text:span></text:p>
      <text:p text:style-name="P14"><draw:control text:anchor-type="as-char" draw:z-index="25" draw:name="Shape2" draw:style-name="gr1" draw:text-style-name="P19" svg:width="0.593cm" svg:height="0.41cm" draw:control="control26"/><text:span text:style-name="T5">The manager feeks that the student has made little progress against the agreed objectives and learning objectives.</text:span></text:p>
      <text:p text:style-name="P4"><text:soft-page-break/></text:p>
      <text:p text:style-name="P9">Support from Brunel University</text:p>
      <text:p text:style-name="P14"><draw:control text:anchor-type="as-char" draw:z-index="26" draw:name="Shape2" draw:style-name="gr1" draw:text-style-name="P19" svg:width="0.593cm" svg:height="0.41cm" draw:control="control27"/><text:span text:style-name="T5">The manager is aware of the support provided by the University.</text:span></text:p>
      <text:p text:style-name="P14"><draw:control text:anchor-type="as-char" draw:z-index="27" draw:name="Shape2" draw:style-name="gr1" draw:text-style-name="P19" svg:width="0.593cm" svg:height="0.41cm" draw:control="control28"/><text:span text:style-name="T5">The manager is not aware of the support provided by the university.</text:span></text:p>
      <text:p text:style-name="P4"/>
      <text:p text:style-name="P9">Collaboration</text:p>
      <text:p text:style-name="P14"><draw:control text:anchor-type="as-char" draw:z-index="28" draw:name="Shape2" draw:style-name="gr1" draw:text-style-name="P19" svg:width="0.593cm" svg:height="0.41cm" draw:control="control29"/><text:span text:style-name="T5">Collaborative opportunities were not discussed</text:span></text:p>
      <text:p text:style-name="P14"><draw:control text:anchor-type="as-char" draw:z-index="29" draw:name="Shape2" draw:style-name="gr1" draw:text-style-name="P19" svg:width="0.593cm" svg:height="0.41cm" draw:control="control30"/><text:span text:style-name="T5">No interest was shown.</text:span></text:p>
      <text:p text:style-name="P14"><draw:control text:anchor-type="as-char" draw:z-index="30" draw:name="Shape2" draw:style-name="gr1" draw:text-style-name="P19" svg:width="0.593cm" svg:height="0.41cm" draw:control="control31"/><text:span text:style-name="T5">Some interest was shown, but this needs to be followed up at a subsequent visit.</text:span></text:p>
      <text:p text:style-name="P14"><draw:control text:anchor-type="as-char" draw:z-index="31" draw:name="Shape2" draw:style-name="gr1" draw:text-style-name="P19" svg:width="0.593cm" svg:height="0.41cm" draw:control="control32"/><text:span text:style-name="T5">Interest was shown and is being followed up regarding:</text:span></text:p>
      <text:p text:style-name="P4"/>
      <text:p text:style-name="P6">Tutors Comments</text:p>
      <text:p text:style-name="P4">“<text:span text:style-name="T11">The student seems to have done an excellent job in a very challenging environment</text:span>”</text:p>
      <text:p text:style-name="P4"/>
      <text:p text:style-name="P9">Tutors assessment of the visit outcome</text:p>
      <text:p text:style-name="P14"><draw:control text:anchor-type="as-char" draw:z-index="32" draw:name="Shape2" draw:style-name="gr1" draw:text-style-name="P19" svg:width="0.593cm" svg:height="0.41cm" draw:control="control33"/><text:span text:style-name="T5">There were some minor issues, but these have been or are in the process of being resolved.</text:span></text:p>
      <text:p text:style-name="P14"><draw:control text:anchor-type="as-char" draw:z-index="33" draw:name="Shape2" draw:style-name="gr1" draw:text-style-name="P19" svg:width="0.593cm" svg:height="0.41cm" draw:control="control34"/><text:span text:style-name="T5">The placement is fit for purpose. No further action necessary.</text:span></text:p>
      <text:p text:style-name="P14"><draw:control text:anchor-type="as-char" draw:z-index="34" draw:name="Shape2" draw:style-name="gr1" draw:text-style-name="P19" svg:width="0.593cm" svg:height="0.41cm" draw:control="control35"/><text:span text:style-name="T5">There are serious issues which will be brought to the attention of the placement and careers centre and/or the department/division. </text:span></text:p>
      <text:p text:style-name="P4"/>
      <text:p text:style-name="P10"><text:span text:style-name="T2">Students statement of </text:span><text:span text:style-name="T4">Acknowledgement</text:span><text:span text:style-name="T3"> </text:span></text:p>
      <text:p text:style-name="P5">“<text:span text:style-name="T12">I agree with the content of this report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09:57.240583264</meta:creation-date>
    <dc:date>2016-04-28T14:18:06.091142195</dc:date>
    <meta:editing-duration>PT13M13S</meta:editing-duration>
    <meta:editing-cycles>6</meta:editing-cycles>
    <meta:generator>LibreOffice/5.1.0.3$Linux_X86_64 LibreOffice_project/10m0$Build-3</meta:generator>
    <meta:document-statistic meta:table-count="0" meta:image-count="0" meta:object-count="0" meta:page-count="2" meta:paragraph-count="56" meta:word-count="535" meta:character-count="3422" meta:non-whitespace-character-count="2927"/>
  </office:meta>
</office:document-meta>
</file>